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7">
            <text:p>AA-25597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0900.0">
            <text:p>1090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8">
            <text:p>0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6">
            <text:p>AA-25596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6700.0">
            <text:p>670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5">
            <text:p>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5">
            <text:p>AA-23825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7420.0">
            <text:p>742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5">
            <text:p>-0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5">
            <text:p>AA-25595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4250.0">
            <text:p>4250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598">
            <text:p>AA-25598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2040.0">
            <text:p>12040.0</text:p>
          </table:table-cell>
          <table:table-cell office:value-type="float" office:value="110.0">
            <text:p>11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5601">
            <text:p>AA-25601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7165.0">
            <text:p>7165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16">
            <text:p>1.1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7618">
            <text:p>AA-27618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7620.0">
            <text:p>762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06">
            <text:p>1.06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34199">
            <text:p>AA-34199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13120.0">
            <text:p>131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8">
            <text:p>1.8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3">
            <text:p>AA-23823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955.0">
            <text:p>6955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3">
            <text:p>-0.0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24">
            <text:p>AA-23824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885.0">
            <text:p>6885.0</text:p>
          </table:table-cell>
          <table:table-cell office:value-type="float" office:value="70.0">
            <text:p>7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1">
            <text:p>-0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3">
            <text:p>AA-23893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5130.0">
            <text:p>5130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9">
            <text:p>1.1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3">
            <text:p>AA-24223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3360.0">
            <text:p>33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7">
            <text:p>2.5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6">
            <text:p>AA-23896</text:p>
          </table:table-cell>
          <table:table-cell office:value-type="float" office:value="55.67">
            <text:p>55.67</text:p>
          </table:table-cell>
          <table:table-cell office:value-type="float" office:value="-1.87">
            <text:p>-1.87</text:p>
          </table:table-cell>
          <table:table-cell office:value-type="float" office:value="6500.0">
            <text:p>650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5">
            <text:p>0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4">
            <text:p>AA-24224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4105.0">
            <text:p>410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5">
            <text:p>AA-24225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5290.0">
            <text:p>52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5">
            <text:p>2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4226">
            <text:p>AA-24226</text:p>
          </table:table-cell>
          <table:table-cell office:value-type="float" office:value="55.69">
            <text:p>55.69</text:p>
          </table:table-cell>
          <table:table-cell office:value-type="float" office:value="-1.94">
            <text:p>-1.94</text:p>
          </table:table-cell>
          <table:table-cell office:value-type="float" office:value="6285.0">
            <text:p>628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9">
            <text:p>1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  <table:table-row>
          <table:table-cell office:value-type="string" office:value="Goswick">
            <text:p>Goswick</text:p>
          </table:table-cell>
          <table:table-cell office:value-type="string" office:value="radiocarbon">
            <text:p>radiocarbon</text:p>
          </table:table-cell>
          <table:table-cell office:value-type="string" office:value="AA-23894">
            <text:p>AA-23894</text:p>
          </table:table-cell>
          <table:table-cell office:value-type="float" office:value="55.7">
            <text:p>55.7</text:p>
          </table:table-cell>
          <table:table-cell office:value-type="float" office:value="-1.94">
            <text:p>-1.94</text:p>
          </table:table-cell>
          <table:table-cell office:value-type="float" office:value="5185.0">
            <text:p>5185.0</text:p>
          </table:table-cell>
          <table:table-cell office:value-type="float" office:value="55.0">
            <text:p>5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4">
            <text:p>1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hennanEtal2000,ShennanEtal2018">
            <text:p>ShennanEtal200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